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A6000000DF30B3817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gtemplate-title">
      <style:graphic-properties draw:stroke="none" draw:fill="none" draw:fill-color="#ffffff" draw:textarea-horizontal-align="justify" draw:textarea-vertical-align="middle" draw:auto-grow-height="true" draw:auto-grow-width="false" fo:min-height="5.87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igtemplate-subtitle">
      <style:graphic-properties draw:stroke="none" draw:fill="none" draw:fill-color="#ffffff" draw:textarea-horizontal-align="justify" draw:textarea-vertical-align="middle" draw:auto-grow-height="true" draw:auto-grow-width="false" fo:min-height="4.878cm" fo:min-width="0cm" fo:padding-top="0cm" fo:padding-bottom="0cm" fo:padding-left="0cm" fo:padding-right="0cm" fo:wrap-option="wrap" draw:shadow-color="#808080"/>
    </style:style>
    <style:style style:name="pr3" style:family="presentation" style:parent-style-name="igtemplate-notes">
      <style:graphic-properties draw:stroke="none" draw:fill="none" draw:fill-color="#ffffff" fo:min-height="11.41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41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5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99cm" fo:margin-bottom="0cm" fo:text-indent="-0.935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.952cm" fo:margin-right="0cm" fo:margin-top="0.282cm" fo:margin-bottom="0cm" fo:line-height="100%" fo:text-indent="-0.939cm" style:punctuation-wrap="hanging" style:line-break="strict"/>
    </style:style>
    <style:style style:name="P6" style:family="paragraph">
      <style:paragraph-properties fo:margin-left="0cm" fo:margin-right="0cm" fo:text-align="start" fo:text-indent="0cm" style:punctuation-wrap="hanging" style:line-break="strict"/>
    </style:style>
    <style:style style:name="P7" style:family="paragraph">
      <style:paragraph-properties fo:text-align="start" style:writing-mode="lr-tb" style:font-independent-line-spacing="true"/>
    </style:style>
    <style:style style:name="P8" style:family="paragraph">
      <style:text-properties fo:font-size="12pt"/>
    </style:style>
    <style:style style:name="P9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T1" style:family="text">
      <style:text-properties fo:color="#ffffff" fo:font-size="50pt" fo:language="en" fo:country="IN" style:font-size-asian="50pt" style:font-size-complex="50pt"/>
    </style:style>
    <style:style style:name="T2" style:family="text">
      <style:text-properties fo:language="en" fo:country="IN"/>
    </style:style>
    <style:style style:name="T3" style:family="text">
      <style:text-properties fo:font-size="40pt" fo:language="en" fo:country="IN" style:font-size-asian="40pt" style:font-size-complex="40pt"/>
    </style:style>
    <style:style style:name="T4" style:family="text">
      <style:text-properties fo:font-family="Arial" style:font-pitch="variable" fo:font-size="28pt" fo:language="en" fo:country="IN" style:font-size-asian="28pt" style:font-size-complex="28pt"/>
    </style:style>
    <style:style style:name="T5" style:family="text">
      <style:text-properties fo:font-size="28pt" fo:language="en" fo:country="IN" style:font-size-asian="28pt" style:font-size-complex="28pt"/>
    </style:style>
    <style:style style:name="T6" style:family="text">
      <style:text-properties fo:font-family="Arial" style:font-pitch="variable" fo:font-size="26pt" fo:language="en" fo:country="IN" style:font-size-asian="26pt" style:font-size-complex="26pt"/>
    </style:style>
    <style:style style:name="T7" style:family="text">
      <style:text-properties fo:font-family="Arial" style:font-pitch="variable" fo:language="en" fo:country="IN" style:font-family-asian="'DejaVu Sans'" style:font-pitch-asian="variable" style:font-family-complex="'DejaVu Sans'" style:font-pitch-complex="variabl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80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80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80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8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8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5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igtemplate" presentation:presentation-page-layout-name="AL1T0">
        <office:forms form:automatic-focus="false" form:apply-design-mode="false"/>
        <draw:frame presentation:style-name="pr1" draw:text-style-name="P2" draw:layer="layout" svg:width="18.477cm" svg:height="6.139cm" svg:x="6.499cm" svg:y="5.08cm" presentation:class="title" presentation:user-transformed="true">
          <draw:text-box>
            <text:list text:style-name="L1">
              <text:list-header>
                <text:p text:style-name="P1"><text:span text:style-name="T1">Grails: Controllers - II</text:span></text:p>
              </text:list-header>
            </text:list>
          </draw:text-box>
        </draw:frame>
        <draw:frame presentation:style-name="pr2" draw:text-style-name="P2" draw:layer="layout" svg:width="16.722cm" svg:height="4.878cm" svg:x="13.504cm" svg:y="12.7cm" presentation:class="subtitle" presentation:user-transformed="true">
          <draw:text-box>
            <text:list text:style-name="L2">
              <text:list-header>
                <text:p text:style-name="P3"><text:span text:style-name="T2">By: S Vivek Krishna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" presentation:class="page"/>
          <draw:frame presentation:style-name="pr3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4"><text:span text:style-name="T3">Agenda</text:span></text:p>
              </text:list-header>
            </text:list>
          </draw:text-box>
        </draw:frame>
        <draw:frame presentation:style-name="pr5" draw:text-style-name="P2" draw:layer="layout" svg:width="22.842cm" svg:height="12.56cm" svg:x="1.288cm" svg:y="4.458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Recap of Controllers - I</text:span></text:p>
              </text:list-item>
              <text:list-item>
                <text:p text:style-name="P5"><text:span text:style-name="T4"><text:s/></text:span><text:span text:style-name="T4">Binding Data from forms to objects</text:span></text:p>
              </text:list-item>
              <text:list-item>
                <text:p text:style-name="P5"><text:span text:style-name="T4"><text:s/></text:span><text:span text:style-name="T4">Error Handling</text:span></text:p>
              </text:list-item>
              <text:list-item>
                <text:p text:style-name="P5"><text:span text:style-name="T4"><text:s/></text:span><text:span text:style-name="T4">Command objects and their uses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2" presentation:class="page"/>
          <draw:frame presentation:style-name="pr6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Binding Data from Form to Objects</text:span></text:p>
              </text:list-header>
            </text:list>
          </draw:text-box>
        </draw:frame>
        <draw:frame presentation:style-name="pr5" draw:text-style-name="P2" draw:layer="layout" svg:width="22.842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Bind incoming request params to properties of an object</text:span></text:p>
              </text:list-item>
              <text:list-item>
                <text:p text:style-name="P5"><text:span text:style-name="T4"><text:s/></text:span><text:span text:style-name="T4">Need to deal with type conversions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3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Binding Data: Different scenarios</text:span></text:p>
              </text:list-header>
            </text:list>
          </draw:text-box>
        </draw:frame>
        <draw:frame presentation:style-name="pr5" draw:text-style-name="P2" draw:layer="layout" svg:width="23.604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The map constructor : new Book(params)</text:span></text:p>
              </text:list-item>
              <text:list-item>
                <text:p text:style-name="P5"><text:span text:style-name="T4"><text:s/></text:span><text:span text:style-name="T4">The properties map : book.properties = params</text:span></text:p>
              </text:list-item>
              <text:list-item>
                <text:p text:style-name="P5"><text:span text:style-name="T4"><text:s/></text:span><text:span text:style-name="T4">One to one : /book/save?author.id=20</text:span></text:p>
              </text:list-item>
              <text:list-item>
                <text:p text:style-name="P5"><text:span text:style-name="T4"><text:s/></text:span><text:span text:style-name="T4">Many to many : /book/save/authors=1&amp;authors=2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4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Binding Data: If there is mismatch..</text:span></text:p>
              </text:list-header>
            </text:list>
          </draw:text-box>
        </draw:frame>
        <draw:frame presentation:style-name="pr5" draw:text-style-name="P2" draw:layer="layout" svg:width="22.842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The domain class' errors object is populated</text:span></text:p>
              </text:list-item>
              <text:list-item>
                <text:p text:style-name="P5"><text:span text:style-name="T4"><text:s/></text:span><text:span text:style-name="T4">For action arguments, null gets set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5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Binding Data: Some params magic</text:span></text:p>
              </text:list-header>
            </text:list>
          </draw:text-box>
        </draw:frame>
        <draw:frame presentation:style-name="pr5" draw:text-style-name="P2" draw:layer="layout" svg:width="22.842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params has some utility methods</text:span></text:p>
                <text:list>
                  <text:list-item>
                    <text:p><text:span text:style-name="T4">params.int(“age”)</text:span></text:p>
                  </text:list-item>
                  <text:list-item>
                    <text:p><text:span text:style-name="T4">params.date(“dob”,”dd-MM-yyyy”)</text:span></text:p>
                  </text:list-item>
                  <text:list-item>
                    <text:p><text:span text:style-name="T4">params.list(“student”)</text:span></text:p>
                  </text:list-item>
                </text:list>
              </text:list-item>
              <text:list-item>
                <text:p><text:span text:style-name="T4"><text:s/></text:span><text:span text:style-name="T4">To action arguments : action(Integer age){ //... }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6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016cm" svg:y="7.366cm" presentation:class="title" presentation:user-transformed="true">
          <draw:text-box>
            <text:list text:style-name="L3">
              <text:list-header>
                <text:p text:style-name="P4"><text:span text:style-name="T3">Demo</text:span></text:p>
              </text:list-header>
            </text:list>
          </draw:text-box>
        </draw:frame>
        <draw:frame presentation:style-name="pr5" draw:text-style-name="P2" draw:layer="layout" svg:width="22.842cm" svg:height="12.56cm" svg:x="1.524cm" svg:y="5.588cm" presentation:class="outline" presentation:user-transformed="true">
          <draw:text-box>
            <text:list text:style-name="L4">
              <text:list-header>
                <text:p text:style-name="P5"><text:span text:style-name="T4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7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Command Objects : A cooler way..</text:span></text:p>
              </text:list-header>
            </text:list>
          </draw:text-box>
        </draw:frame>
        <draw:frame presentation:style-name="pr5" draw:text-style-name="P2" draw:layer="layout" svg:width="22.842cm" svg:height="12.792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Classes which have binding/validation capabilities</text:span></text:p>
              </text:list-item>
              <text:list-item>
                <text:p text:style-name="P5"><text:span text:style-name="T4"><text:s/></text:span><text:span text:style-name="T4">Useful when:</text:span></text:p>
                <text:list>
                  <text:list-item>
                    <text:p><text:span text:style-name="T4">Multiple domain classes are involved</text:span></text:p>
                  </text:list-item>
                  <text:list-item>
                    <text:p><text:span text:style-name="T4">Only a part of the domain needs updation</text:span></text:p>
                  </text:list-item>
                  <text:list-item>
                    <text:p><text:span text:style-name="T4">Validation is needed and no domains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8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Command Objects : How to use</text:span></text:p>
              </text:list-header>
            </text:list>
          </draw:text-box>
        </draw:frame>
        <draw:frame presentation:style-name="pr5" draw:text-style-name="P2" draw:layer="layout" svg:width="22.842cm" svg:height="13.182cm" svg:x="1.288cm" svg:y="4.71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def action = {CustomCommand cmd -&gt; </text:span></text:p>
                <text:p text:style-name="P5"><text:span text:style-name="T4">}</text:span></text:p>
                <text:p text:style-name="P5"><text:span text:style-name="T4"/></text:p>
              </text:list-item>
              <text:list-item>
                <text:p text:style-name="P5"><text:span text:style-name="T4"><text:s/></text:span><text:span text:style-name="T4">def action(CustomCommand cmd) {</text:span></text:p>
                <text:p text:style-name="P5"><text:span text:style-name="T4">}</text:span></text:p>
              </text:list-item>
              <text:list-item>
                <text:p text:style-name="P5"><text:span text:style-name="T4">Binding happens magically!</text:span></text:p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9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016cm" svg:y="7.366cm" presentation:class="title" presentation:user-transformed="true">
          <draw:text-box>
            <text:list text:style-name="L3">
              <text:list-header>
                <text:p text:style-name="P4"><text:span text:style-name="T3">Demo</text:span></text:p>
              </text:list-header>
            </text:list>
          </draw:text-box>
        </draw:frame>
        <draw:frame presentation:style-name="pr5" draw:text-style-name="P2" draw:layer="layout" svg:width="22.842cm" svg:height="12.56cm" svg:x="1.524cm" svg:y="5.588cm" presentation:class="outline" presentation:user-transformed="true">
          <draw:text-box>
            <text:list text:style-name="L4">
              <text:list-header>
                <text:p text:style-name="P5"><text:span text:style-name="T4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  <text:list text:style-name="L5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10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2.842cm" svg:height="3.802cm" svg:x="1.27cm" svg:y="1.265cm" presentation:class="title" presentation:user-transformed="true">
          <draw:text-box>
            <text:list text:style-name="L3">
              <text:list-header>
                <text:p text:style-name="P6"><text:span text:style-name="T3">References</text:span></text:p>
              </text:list-header>
            </text:list>
          </draw:text-box>
        </draw:frame>
        <draw:frame presentation:style-name="pr5" draw:text-style-name="P9" draw:layer="layout" svg:width="22.842cm" svg:height="12.56cm" svg:x="1.288cm" svg:y="4.712cm" presentation:class="outline" presentation:user-transformed="true">
          <draw:text-box>
            <text:list text:style-name="L4">
              <text:list-item>
                <text:p text:style-name="P5"><text:span text:style-name="T6"><text:s/></text:span><text:span text:style-name="T6"><text:a xlink:href="http://grails.org/doc/latest/guide/theWebLayer.html">http://grails.org/doc/latest/guide/theWebLayer.html</text:a></text:span></text:p>
              </text:list-item>
              <text:list-item>
                <text:p text:style-name="P5"><text:span text:style-name="T6"><text:s/></text:span><text:span text:style-name="T6">git@git.intelligrape.net:controllers-2-demo.git</text:span></text:p>
              </text:list-item>
            </text:list>
          </draw:text-box>
        </draw:frame>
        <presentation:notes draw:style-name="dp2">
          <draw:page-thumbnail draw:style-name="gr1" draw:layer="layout" svg:width="12.682cm" svg:height="9.507cm" svg:x="3.175cm" svg:y="1.905cm" draw:page-number="11" presentation:class="page"/>
          <draw:frame presentation:style-name="pr6" draw:text-style-name="P8" draw:layer="layout" svg:width="15.214cm" svg:height="11.4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64cm" svg:y="7.501cm" presentation:class="title" presentation:user-transformed="true">
          <draw:text-box>
            <text:list text:style-name="L2">
              <text:list-header>
                <text:p text:style-name="P4"><text:span text:style-name="T2">Questions??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2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list text:style-name="L6">
                <text:list-item text:start-value="1">
                  <text:p text:style-name="P10"><text:span text:style-name="T7">A set of services, APIs and protocols. Multi Tiered web applications. </text:span></text:p>
                </text:list-item>
                <text:list-item>
                  <text:p text:style-name="P10"><text:span text:style-name="T7">A Standardized way of doing things. Decreases the need for programming a lot of features which are already available as re-usable components.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811cm" svg:x="1.64cm" svg:y="7.501cm" presentation:class="title" presentation:user-transformed="true">
          <draw:text-box>
            <text:list text:style-name="L2">
              <text:list-header>
                <text:p text:style-name="P4"><text:span text:style-name="T2">Thank You!</text:span></text:p>
              </text:list-header>
            </text:list>
          </draw:text-box>
        </draw:frame>
        <presentation:notes draw:style-name="dp2">
          <draw:page-thumbnail draw:style-name="gr1" draw:layer="layout" svg:width="12.696cm" svg:height="9.521cm" svg:x="3.175cm" svg:y="1.905cm" draw:page-number="13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list text:style-name="L6">
                <text:list-item text:start-value="1">
                  <text:p text:style-name="P10"><text:span text:style-name="T7">A set of services, APIs and protocols. Multi Tiered web applications. </text:span></text:p>
                </text:list-item>
                <text:list-item>
                  <text:p text:style-name="P10"><text:span text:style-name="T7">A Standardized way of doing things. Decreases the need for programming a lot of features which are already available as re-usable components.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font-family-asian="'DejaVu Sans'" style:font-pitch-asian="variable" style:font-size-asian="34pt" style:font-style-asian="normal" style:font-weight-asian="normal" style:font-family-complex="'DejaVu Sans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g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igtemplate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igtemplate-notes" style:family="presentation">
      <style:graphic-properties draw:stroke="none" draw:fill="none">
        <text:list-style style:name="ig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gtemplate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ig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gtemplate-outline2" style:family="presentation" style:parent-style-name="igtemplate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igtemplate-outline3" style:family="presentation" style:parent-style-name="igtemplate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igtemplate-outline4" style:family="presentation" style:parent-style-name="igtemplate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5" style:family="presentation" style:parent-style-name="igtemplate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6" style:family="presentation" style:parent-style-name="igtemplate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7" style:family="presentation" style:parent-style-name="igtemplate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8" style:family="presentation" style:parent-style-name="igtemplate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outline9" style:family="presentation" style:parent-style-name="igtemplate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igtemplate-subtitle" style:family="presentation">
      <style:graphic-properties draw:stroke="none" draw:fill="none" draw:textarea-vertical-align="middle">
        <text:list-style style:name="ig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4pt" fo:font-style="normal" fo:text-shadow="none" style:text-underline-style="none" fo:font-weight="normal" style:letter-kerning="true" style:font-family-asian="'DejaVu Sans'" style:font-pitch-asian="variable" style:font-size-asian="34pt" style:font-style-asian="normal" style:font-weight-asian="normal" style:font-family-complex="'DejaVu Sans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ig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ig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28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81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igtemplate-backgroundobjects" style:list-style-name="ML1">
      <style:graphic-properties draw:stroke="none" draw:fill="none" draw:fill-color="#ffffff" draw:auto-grow-height="false" draw:auto-grow-width="false" fo:min-height="1.228cm" fo:min-width="0cm" fo:wrap-option="wrap"/>
    </style:style>
    <style:style style:name="Mpr8" style:family="presentation" style:parent-style-name="igtemplate-backgroundobjects" style:list-style-name="ML1">
      <style:graphic-properties draw:stroke="none" draw:fill="none" draw:fill-color="#ffffff" draw:auto-grow-height="false" draw:auto-grow-width="false" fo:min-height="1.228cm" fo:min-width="0cm" fo:wrap-option="wrap"/>
    </style:style>
    <style:style style:name="Mpr9" style:family="presentation" style:parent-style-name="igtemplate-backgroundobjects" style:list-style-name="ML1">
      <style:graphic-properties draw:stroke="none" draw:fill="none" draw:fill-color="#ffffff" draw:auto-grow-height="false" draw:auto-grow-width="false" fo:min-height="1.228cm" fo:min-width="0cm" fo:wrap-option="wrap"/>
    </style:style>
    <style:style style:name="Mpr10" style:family="presentation" style:parent-style-name="ig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ig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ig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ig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line-break="strict" style:writing-mode="lr-tb"/>
    </style:style>
    <style:style style:name="MP11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N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font-family="'Times New Roman'" style:font-family-generic="roman" style:font-pitch="variable" fo:font-size="12pt" fo:language="en" fo:country="IN" style:font-size-asian="12pt" style:font-size-complex="12pt"/>
    </style:style>
    <style:style style:name="MT5" style:family="text">
      <style:text-properties fo:font-family="'Arial Black'" style:font-family-generic="swiss" style:font-pitch="variable" fo:font-size="12pt" fo:language="en" fo:country="IN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8cm" svg:height="1.227cm" svg:x="8.678cm" svg:y="17.35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883cm" svg:height="1.227cm" svg:x="18.202cm" svg:y="17.3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g>
        <draw:custom-shape draw:style-name="Mgr3" draw:text-style-name="MP3" draw:layer="backgroundobjects" svg:width="0.573cm" svg:height="1.468cm" svg:x="0cm" svg:y="0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7.974cm" svg:height="0.749cm" svg:x="0.851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269cm" svg:height="0.379cm" svg:x="0.842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273cm" svg:height="0.37cm" svg:x="1.129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73cm" svg:height="0.379cm" svg:x="1.129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269cm" svg:height="0.37cm" svg:x="0.564cm" svg:y="0.763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278cm" svg:height="0.371cm" svg:x="0.269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9cm" svg:height="0.37cm" svg:x="0.842cm" svg:y="0.754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269cm" svg:height="0.366cm" svg:x="0.564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16cm" svg:height="3.767cm" svg:x="1.27cm" svg:y="1.27cm" presentation:class="title" presentation:placeholder="true">
        <draw:text-box/>
      </draw:frame>
      <draw:frame presentation:style-name="Default-outline1" draw:layer="backgroundobjects" svg:width="22.816cm" svg:height="12.573cm" svg:x="1.27cm" svg:y="5.502cm" presentation:class="outline" presentation:placeholder="true">
        <draw:text-box/>
      </draw:frame>
      <draw:frame presentation:style-name="Mpr2" draw:layer="backgroundobjects" svg:width="5.883cm" svg:height="1.28cm" svg:x="1.269cm" svg:y="17.34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8" draw:text-style-name="MP3" draw:layer="backgroundobjects" svg:width="19.05cm" svg:height="0.207cm" draw:transform="rotate (-1.5707963267949) translate (0.294cm 0cm)">
        <text:p/>
        <draw:enhanced-geometry draw:text-rotate-angle="-180" svg:viewBox="0 0 21600 21600" draw:type="rectangle" draw:enhanced-path="M 0 0 L 21600 0 21600 21600 0 21600 0 0 Z N"/>
      </draw:custom-shape>
      <draw:frame draw:style-name="Mgr9" draw:text-style-name="MP4" draw:layer="backgroundobjects" svg:width="5.08cm" svg:height="1.473cm" svg:x="19.05cm" svg:y="0.22cm">
        <draw:image xlink:href="Pictures/10000000000002A6000000DF30B38176.png" xlink:type="simple" xlink:show="embed" xlink:actuate="onLoad">
          <text:p/>
        </draw:image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7" draw:layer="backgroundobjects" svg:width="8.211cm" svg:height="1.227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8.21cm" svg:height="1.227cm" svg:x="10.791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56cm" svg:height="9.482cm" svg:x="3.175cm" svg:y="1.904cm" presentation:class="page"/>
        <draw:frame presentation:style-name="Default-notes" draw:layer="backgroundobjects" svg:width="15.196cm" svg:height="11.387cm" svg:x="1.905cm" svg:y="12.065cm" presentation:class="notes" presentation:placeholder="true">
          <draw:text-box/>
        </draw:frame>
        <draw:frame presentation:style-name="Mpr5" draw:text-style-name="MP7" draw:layer="backgroundobjects" svg:width="8.211cm" svg:height="1.226cm" svg:x="-0.001cm" svg:y="24.124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6" draw:text-style-name="MP9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igtemplate" style:page-layout-name="PM1" draw:style-name="Mdp1">
      <draw:g>
        <draw:custom-shape draw:style-name="Mgr3" draw:text-style-name="MP3" draw:layer="backgroundobjects" svg:width="9.723cm" svg:height="19.037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0.62cm" svg:height="7.025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3" draw:layer="backgroundobjects" svg:width="1.587cm" svg:height="1.768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583cm" svg:height="1.773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614cm" svg:height="1.751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09cm" svg:height="1.768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14cm" svg:height="1.773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609cm" svg:height="1.746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05cm" svg:height="1.746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583cm" svg:height="1.746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587cm" svg:height="1.777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609cm" svg:height="1.777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7" draw:text-style-name="MP7" draw:layer="backgroundobjects" svg:width="5.883cm" svg:height="1.227cm" svg:x="1.269cm" svg:y="17.356cm" presentation:class="date-time">
        <draw:text-box>
          <text:list text:style-name="ML1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8" draw:text-style-name="MP11" draw:layer="backgroundobjects" svg:width="8cm" svg:height="1.227cm" svg:x="8.678cm" svg:y="17.356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presentation:style-name="Mpr9" draw:text-style-name="MP9" draw:layer="backgroundobjects" svg:width="5.883cm" svg:height="1.227cm" svg:x="18.202cm" svg:y="17.356cm" presentation:class="page-number">
        <draw:text-box>
          <text:list text:style-name="ML1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draw:frame presentation:style-name="igtemplate-title" draw:layer="backgroundobjects" svg:width="16.678cm" svg:height="6.095cm" svg:x="8.255cm" svg:y="5.08cm" presentation:class="title" presentation:placeholder="true">
        <draw:text-box/>
      </draw:frame>
      <draw:custom-shape draw:style-name="Mgr8" draw:text-style-name="MP3" draw:layer="backgroundobjects" svg:width="19.05cm" svg:height="0.207cm" draw:transform="rotate (-1.5707963267949) translate (0.294cm 0cm)">
        <text:p/>
        <draw:enhanced-geometry draw:text-rotate-angle="-180" svg:viewBox="0 0 21600 21600" draw:type="rectangle" draw:enhanced-path="M 0 0 L 21600 0 21600 21600 0 21600 0 0 Z N"/>
      </draw:custom-shape>
      <draw:frame presentation:style-name="igtemplate-outline1" draw:layer="backgroundobjects" svg:width="22.816cm" svg:height="12.573cm" svg:x="1.27cm" svg:y="4.457cm" presentation:class="outline" presentation:placeholder="true">
        <draw:text-box/>
      </draw:frame>
      <presentation:notes style:page-layout-name="PM0">
        <draw:rect draw:style-name="Mgr10" draw:text-style-name="MP5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7" draw:layer="backgroundobjects" svg:width="8.211cm" svg:height="1.227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1" draw:text-style-name="MP9" draw:layer="backgroundobjects" svg:width="8.21cm" svg:height="1.227cm" svg:x="10.791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igtemplate-title" draw:layer="backgroundobjects" svg:width="12.656cm" svg:height="9.482cm" svg:x="3.175cm" svg:y="1.904cm" presentation:class="page"/>
        <draw:frame presentation:style-name="igtemplate-notes" draw:layer="backgroundobjects" svg:width="15.196cm" svg:height="11.387cm" svg:x="1.905cm" svg:y="12.065cm" presentation:class="notes" presentation:placeholder="true">
          <draw:text-box/>
        </draw:frame>
        <draw:frame presentation:style-name="Mpr12" draw:text-style-name="MP7" draw:layer="backgroundobjects" svg:width="8.211cm" svg:height="1.226cm" svg:x="-0.001cm" svg:y="24.124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3" draw:text-style-name="MP9" draw:layer="backgroundobjects" svg:width="8.21cm" svg:height="1.226cm" svg:x="10.791cm" svg:y="24.124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telligrapeTech</dc:title>
    <meta:creation-date>2012-01-29T10:17:39</meta:creation-date>
    <meta:editing-cycles>55</meta:editing-cycles>
    <meta:editing-duration>PT7H26M49S</meta:editing-duration>
    <meta:generator>LibreOffice/3.4$Unix LibreOffice_project/340m1$Build-402</meta:generator>
    <meta:initial-creator>Vivek </meta:initial-creator>
    <dc:date>2012-08-21T20:00:50</dc:date>
    <dc:creator>Vivek </dc:creator>
    <meta:document-statistic meta:object-count="131"/>
  </office:meta>
</office:document-meta>
</file>